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>
      <style:table-properties style:width="17.013cm" fo:margin-left="0cm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-Vars.A8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8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5af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a4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eb6" officeooo:paragraph-rsid="0039e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5604" officeooo:paragraph-rsid="003b5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358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40f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309b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fec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e1f" officeooo:paragraph-rsid="00413e1f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1ef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5af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8f797" officeooo:paragraph-rsid="0028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aed2" officeooo:paragraph-rsid="0020ae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text-properties officeooo:rsid="0043524a" officeooo:paragraph-rsid="00451bcd"/>
    </style:style>
    <style:style style:name="P53" style:family="paragraph" style:parent-style-name="Text_20_body">
      <style:text-properties officeooo:rsid="0043524a" officeooo:paragraph-rsid="00499d04"/>
    </style:style>
    <style:style style:name="P54" style:family="paragraph" style:parent-style-name="Text_20_body">
      <style:text-properties officeooo:rsid="004ab31d" officeooo:paragraph-rsid="004acc4a"/>
    </style:style>
    <style:style style:name="P55" style:family="paragraph" style:parent-style-name="Text_20_body">
      <style:paragraph-properties fo:break-before="auto" fo:break-after="auto"/>
      <style:text-properties officeooo:rsid="0043524a" officeooo:paragraph-rsid="00499d04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style:font-name="Source Code Pro" officeooo:rsid="0026de69"/>
    </style:style>
    <style:style style:name="T4" style:family="text">
      <style:text-properties officeooo:rsid="00200e53"/>
    </style:style>
    <style:style style:name="T5" style:family="text">
      <style:text-properties officeooo:rsid="00204fec"/>
    </style:style>
    <style:style style:name="T6" style:family="text">
      <style:text-properties officeooo:rsid="002172da"/>
    </style:style>
    <style:style style:name="T7" style:family="text">
      <style:text-properties officeooo:rsid="002458ac"/>
    </style:style>
    <style:style style:name="T8" style:family="text">
      <style:text-properties officeooo:rsid="00248d3e"/>
    </style:style>
    <style:style style:name="T9" style:family="text">
      <style:text-properties officeooo:rsid="00267129"/>
    </style:style>
    <style:style style:name="T10" style:family="text">
      <style:text-properties officeooo:rsid="00269a66"/>
    </style:style>
    <style:style style:name="T11" style:family="text">
      <style:text-properties officeooo:rsid="00317ff0"/>
    </style:style>
    <style:style style:name="T12" style:family="text">
      <style:text-properties officeooo:rsid="0032275e"/>
    </style:style>
    <style:style style:name="T13" style:family="text">
      <style:text-properties officeooo:rsid="0038ce53"/>
    </style:style>
    <style:style style:name="T14" style:family="text">
      <style:text-properties officeooo:rsid="003c4fe6"/>
    </style:style>
    <style:style style:name="T15" style:family="text">
      <style:text-properties officeooo:rsid="0040f74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51bcd"/>
    </style:style>
    <style:style style:name="T18" style:family="text">
      <style:text-properties officeooo:rsid="0046ca9c"/>
    </style:style>
    <style:style style:name="T19" style:family="text">
      <style:text-properties style:font-name="Source Code Pro" officeooo:rsid="0046ca9c"/>
    </style:style>
    <style:style style:name="T20" style:family="text">
      <style:text-properties style:font-name="Source Code Pro" officeooo:rsid="004acc4a"/>
    </style:style>
    <style:style style:name="T21" style:family="text">
      <style:text-properties officeooo:rsid="004a70b9"/>
    </style:style>
    <style:style style:name="T22" style:family="text">
      <style:text-properties officeooo:rsid="004ac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The cells in yellow could be deleted? </text:p>
      <text:p text:style-name="P53"><text:span text:style-name="T21">1. I</text:span>n Python <text:span text:style-name="T18">for the </text:span><text:span text:style-name="T19">sptt</text:span><text:span text:style-name="T18"> var I can:</text:span></text:p>
      <text:p text:style-name="P52">dataset_test = <text:span text:style-name="T17">randomized_</text:span>dataset[~<text:span text:style-name="T17">randomized_</text:span>dataset .isin(d<text:span text:style-name="T17">ata</text:span>s<text:span text:style-name="T17">et</text:span>_training).all(1)]</text:p>
      <text:p text:style-name="P54">2. <text:span text:style-name="T22">The </text:span><text:span text:style-name="T19">s</text:span><text:span text:style-name="T20">ste</text:span><text:span text:style-name="T18"> var is obsolete. I mean, just is used in one place, currently in line 81 from data.py. In fact, it could be a side-effect from the previous one.</text:span></text:p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34">Var</text:p>
          </table:table-cell>
          <table:table-cell table:style-name="Table1-Vars.A1" office:value-type="string">
            <text:p text:style-name="P34">Short description</text:p>
          </table:table-cell>
          <table:table-cell table:style-name="Table1-Vars.A1" office:value-type="string">
            <text:p text:style-name="P34">Description</text:p>
          </table:table-cell>
          <table:table-cell table:style-name="Table1-Vars.A1" office:value-type="string">
            <text:p text:style-name="P34">Type</text:p>
          </table:table-cell>
          <table:table-cell table:style-name="Table1-Vars.E1" office:value-type="string">
            <text:p text:style-name="P34">Notes</text:p>
          </table:table-cell>
        </table:table-row>
        <table:table-row table:style-name="Table1-Vars.2">
          <table:table-cell table:style-name="Table1-Vars.A2" office:value-type="string">
            <text:p text:style-name="P36">tsda</text:p>
          </table:table-cell>
          <table:table-cell table:style-name="Table1-Vars.A2" office:value-type="string">
            <text:p text:style-name="P3">total_size_data</text:p>
          </table:table-cell>
          <table:table-cell table:style-name="Table1-Vars.A2" office:value-type="string">
            <text:p text:style-name="P2">Total records/rows number</text:p>
          </table:table-cell>
          <table:table-cell table:style-name="Table1-Vars.A2" office:value-type="string">
            <text:p text:style-name="P36">int</text:p>
          </table:table-cell>
          <table:table-cell table:style-name="Table1-Vars.E2" office:value-type="string">
            <text:p text:style-name="P20">tsda = len(dataset)</text:p>
          </table:table-cell>
        </table:table-row>
        <table:table-row table:style-name="Table1-Vars.2">
          <table:table-cell table:style-name="Table1-Vars.A2" office:value-type="string">
            <text:p text:style-name="P36">tsfe</text:p>
          </table:table-cell>
          <table:table-cell table:style-name="Table1-Vars.A2" office:value-type="string">
            <text:p text:style-name="P3">total_size_features</text:p>
          </table:table-cell>
          <table:table-cell table:style-name="Table1-Vars.A2" office:value-type="string">
            <text:p text:style-name="P2">Total features/cols number</text:p>
          </table:table-cell>
          <table:table-cell table:style-name="Table1-Vars.A2" office:value-type="string">
            <text:p text:style-name="P36"/>
          </table:table-cell>
          <table:table-cell table:style-name="Table1-Vars.E2" office:value-type="string">
            <text:p text:style-name="P21"><text:span text:style-name="T14">t</text:span>sfe = len(dataset.columns)</text:p>
          </table:table-cell>
        </table:table-row>
        <table:table-row table:style-name="Table1-Vars.2">
          <table:table-cell table:style-name="Table1-Vars.A2" office:value-type="string">
            <text:p text:style-name="P36">ssfe</text:p>
          </table:table-cell>
          <table:table-cell table:style-name="Table1-Vars.A2" office:value-type="string">
            <text:p text:style-name="P4">sample_size_features</text:p>
          </table:table-cell>
          <table:table-cell table:style-name="Table1-Vars.A2" office:value-type="string">
            <text:p text:style-name="P2">Number of features to consider</text:p>
          </table:table-cell>
          <table:table-cell table:style-name="Table1-Vars.A2" office:value-type="string">
            <text:p text:style-name="P36"/>
          </table:table-cell>
          <table:table-cell table:style-name="Table1-Vars.E2" office:value-type="string">
            <text:p text:style-name="P8">ssfe = tsfe * spfe</text:p>
          </table:table-cell>
        </table:table-row>
        <table:table-row table:style-name="Table1-Vars.2">
          <table:table-cell table:style-name="Table1-Vars.A2" office:value-type="string">
            <text:p text:style-name="P36">sstr</text:p>
          </table:table-cell>
          <table:table-cell table:style-name="Table1-Vars.A2" office:value-type="string">
            <text:p text:style-name="P3">sample_size_training</text:p>
          </table:table-cell>
          <table:table-cell table:style-name="Table1-Vars.A2" office:value-type="string">
            <text:p text:style-name="P2">The training sample size</text:p>
          </table:table-cell>
          <table:table-cell table:style-name="Table1-Vars.A2" office:value-type="string">
            <text:p text:style-name="P36"/>
          </table:table-cell>
          <table:table-cell table:style-name="Table1-Vars.E2" office:value-type="string">
            <text:p text:style-name="P2">sstr = tsda * sptr</text:p>
          </table:table-cell>
        </table:table-row>
        <table:table-row table:style-name="Table1-Vars.2">
          <table:table-cell table:style-name="Table1-Vars.A2" office:value-type="string">
            <text:p text:style-name="P49">sste</text:p>
          </table:table-cell>
          <table:table-cell table:style-name="Table1-Vars.A2" office:value-type="string">
            <text:p text:style-name="P26">sample_size_test</text:p>
          </table:table-cell>
          <table:table-cell table:style-name="Table1-Vars.A2" office:value-type="string">
            <text:p text:style-name="P27">The test sample size</text:p>
          </table:table-cell>
          <table:table-cell table:style-name="Table1-Vars.A2" office:value-type="string">
            <text:p text:style-name="P49"/>
          </table:table-cell>
          <table:table-cell table:style-name="Table1-Vars.E2" office:value-type="string">
            <text:p text:style-name="P30">sste = tsda - sstr</text:p>
          </table:table-cell>
        </table:table-row>
        <table:table-row table:style-name="Table1-Vars.2">
          <table:table-cell table:style-name="Table1-Vars.A2" office:value-type="string">
            <text:p text:style-name="P41">psac</text:p>
          </table:table-cell>
          <table:table-cell table:style-name="Table1-Vars.A2" office:value-type="string">
            <text:p text:style-name="P11">precision_<text:span text:style-name="T9">test_accuracy</text:span></text:p>
          </table:table-cell>
          <table:table-cell table:style-name="Table1-Vars.A2" office:value-type="string">
            <text:p text:style-name="P12">Number of decimals to consider for the <text:span text:style-name="T3">tsac</text:span><text:span text:style-name="T10"> </text:span>value</text:p>
          </table:table-cell>
          <table:table-cell table:style-name="Table1-Vars.A2" office:value-type="string">
            <text:p text:style-name="P40"/>
          </table:table-cell>
          <table:table-cell table:style-name="Table1-Vars.E2" office:value-type="string">
            <text:p text:style-name="P13">Default: 2</text:p>
            <text:p text:style-name="P13">Added in the v0.1.1</text:p>
          </table:table-cell>
        </table:table-row>
        <table:table-row table:style-name="Table1-Vars.2">
          <table:table-cell table:style-name="Table1-Vars.A8" office:value-type="string">
            <text:p text:style-name="P42">tsac</text:p>
          </table:table-cell>
          <table:table-cell table:style-name="Table1-Vars.A8" office:value-type="string">
            <text:p text:style-name="P3">test_set_accuracy</text:p>
          </table:table-cell>
          <table:table-cell table:style-name="Table1-Vars.A8" office:value-type="string">
            <text:p text:style-name="P2">Current test set accuracy</text:p>
          </table:table-cell>
          <table:table-cell table:style-name="Table1-Vars.A8" office:value-type="string">
            <text:p text:style-name="P43">float</text:p>
          </table:table-cell>
          <table:table-cell table:style-name="Table1-Vars.E8" office:value-type="string">
            <text:p text:style-name="P9">Initial: 0.00</text:p>
          </table:table-cell>
        </table:table-row>
        <table:table-row table:style-name="Table1-Vars.2">
          <table:table-cell table:style-name="Table1-Vars.A2" office:value-type="string">
            <text:p text:style-name="P36">tsta</text:p>
          </table:table-cell>
          <table:table-cell table:style-name="Table1-Vars.A2" office:value-type="string">
            <text:p text:style-name="P3">test_set_target_accuracy</text:p>
          </table:table-cell>
          <table:table-cell table:style-name="Table1-Vars.A2" office:value-type="string">
            <text:p text:style-name="P2">The desired accuracy for the test set</text:p>
          </table:table-cell>
          <table:table-cell table:style-name="Table1-Vars.A2" office:value-type="string">
            <text:p text:style-name="P36"/>
          </table:table-cell>
          <table:table-cell table:style-name="Table1-Vars.E2" office:value-type="string">
            <text:p text:style-name="P5">Initial: 0.95</text:p>
          </table:table-cell>
        </table:table-row>
        <table:table-row table:style-name="Table1-Vars.2">
          <table:table-cell table:style-name="Table1-Vars.A2" office:value-type="string">
            <text:p text:style-name="P36">sptr</text:p>
          </table:table-cell>
          <table:table-cell table:style-name="Table1-Vars.A2" office:value-type="string">
            <text:p text:style-name="P3">starting_percent_training</text:p>
          </table:table-cell>
          <table:table-cell table:style-name="Table1-Vars.A2" office:value-type="string">
            <text:p text:style-name="P5">The percent of records/rows to consider for the training set</text:p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5">Initial: 0.75</text:p>
          </table:table-cell>
        </table:table-row>
        <table:table-row table:style-name="Table1-Vars.2">
          <table:table-cell table:style-name="Table1-Vars.A2" office:value-type="string">
            <text:p text:style-name="P37"><text:span text:style-name="T8">s</text:span>tpt</text:p>
          </table:table-cell>
          <table:table-cell table:style-name="Table1-Vars.A2" office:value-type="string">
            <text:p text:style-name="P10">step_percent_training</text:p>
          </table:table-cell>
          <table:table-cell table:style-name="Table1-Vars.A2" office:value-type="string">
            <text:p text:style-name="P5">How much will increment the <text:span text:style-name="T1">sptr</text:span> for each iteration</text:p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5">Default: 0.<text:span text:style-name="T7">01</text:span></text:p>
          </table:table-cell>
        </table:table-row>
        <table:table-row table:style-name="Table1-Vars.2">
          <table:table-cell table:style-name="Table1-Vars.A2" office:value-type="string">
            <text:p text:style-name="P38">spfe</text:p>
          </table:table-cell>
          <table:table-cell table:style-name="Table1-Vars.A2" office:value-type="string">
            <text:p text:style-name="P3">starting_percent_features</text:p>
          </table:table-cell>
          <table:table-cell table:style-name="Table1-Vars.A2" office:value-type="string">
            <text:p text:style-name="P6">The percent of <text:span text:style-name="T4">features</text:span>/<text:span text:style-name="T4">cols</text:span> to consider</text:p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8">Initial: 0.75</text:p>
          </table:table-cell>
        </table:table-row>
        <table:table-row table:style-name="Table1-Vars.2">
          <table:table-cell table:style-name="Table1-Vars.A2" office:value-type="string">
            <text:p text:style-name="P39">stpf</text:p>
          </table:table-cell>
          <table:table-cell table:style-name="Table1-Vars.A2" office:value-type="string">
            <text:p text:style-name="P3">step_percent_features</text:p>
          </table:table-cell>
          <table:table-cell table:style-name="Table1-Vars.A2" office:value-type="string">
            <text:p text:style-name="P7">How much will increment the <text:span text:style-name="T1">sp</text:span><text:span text:style-name="T2">fe</text:span> for each iteration</text:p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7">Default: 0.1<text:span text:style-name="T7">0</text:span></text:p>
          </table:table-cell>
        </table:table-row>
        <table:table-row table:style-name="Table1-Vars.2">
          <table:table-cell table:style-name="Table1-Vars.A2" office:value-type="string">
            <text:p text:style-name="P47">sptt</text:p>
          </table:table-cell>
          <table:table-cell table:style-name="Table1-Vars.A2" office:value-type="string">
            <text:p text:style-name="P26">starting_percent_test</text:p>
          </table:table-cell>
          <table:table-cell table:style-name="Table1-Vars.A2" office:value-type="string">
            <text:p text:style-name="P28">The percent of records/rows to consider for the <text:span text:style-name="T5">test</text:span> set</text:p>
          </table:table-cell>
          <table:table-cell table:style-name="Table1-Vars.A2" office:value-type="string">
            <text:p text:style-name="P48"/>
          </table:table-cell>
          <table:table-cell table:style-name="Table1-Vars.E2" office:value-type="string">
            <text:p text:style-name="P29">Initial: 0.1<text:span text:style-name="T7">0</text:span></text:p>
          </table:table-cell>
        </table:table-row>
        <table:table-row table:style-name="Table1-Vars.2">
          <table:table-cell table:style-name="Table1-Vars.A2" office:value-type="string">
            <text:p text:style-name="P50">sppr</text:p>
          </table:table-cell>
          <table:table-cell table:style-name="Table1-Vars.A2" office:value-type="string">
            <text:p text:style-name="P31">starting_percent_prediction</text:p>
          </table:table-cell>
          <table:table-cell table:style-name="Table1-Vars.A2" office:value-type="string">
            <text:p text:style-name="P32">The percent of records/rows to consider for the <text:span text:style-name="T6">prediction</text:span> set</text:p>
          </table:table-cell>
          <table:table-cell table:style-name="Table1-Vars.A2" office:value-type="string">
            <text:p text:style-name="P51"/>
          </table:table-cell>
          <table:table-cell table:style-name="Table1-Vars.E2" office:value-type="string">
            <text:p text:style-name="P33">Default: 0.10</text:p>
          </table:table-cell>
        </table:table-row>
        <table:table-row table:style-name="Table1-Vars.2">
          <table:table-cell table:style-name="Table1-Vars.A2" office:value-type="string">
            <text:p text:style-name="P44"><text:span text:style-name="T11">h</text:span>lan</text:p>
          </table:table-cell>
          <table:table-cell table:style-name="Table1-Vars.A2" office:value-type="string">
            <text:p text:style-name="P14">hidden_layers_number</text:p>
          </table:table-cell>
          <table:table-cell table:style-name="Table1-Vars.A2" office:value-type="string">
            <text:p text:style-name="P15">The number of hidden layers</text:p>
          </table:table-cell>
          <table:table-cell table:style-name="Table1-Vars.A2" office:value-type="string">
            <text:p text:style-name="P40"/>
          </table:table-cell>
          <table:table-cell table:style-name="Table1-Vars.E2" office:value-type="string">
            <text:p text:style-name="P25"><text:span text:style-name="T12">Default</text:span>: 1</text:p>
            <text:p text:style-name="P24">Added in v0.1.2<text:span text:style-name="T15">s</text:span></text:p>
          </table:table-cell>
        </table:table-row>
        <table:table-row table:style-name="Table1-Vars.2">
          <table:table-cell table:style-name="Table1-Vars.A2" office:value-type="string">
            <text:p text:style-name="P45">npla</text:p>
          </table:table-cell>
          <table:table-cell table:style-name="Table1-Vars.A2" office:value-type="string">
            <text:p text:style-name="P16">neurons_per_layer</text:p>
          </table:table-cell>
          <table:table-cell table:style-name="Table1-Vars.A2" office:value-type="string">
            <text:p text:style-name="P17">Number of neurons for each hidden layer</text:p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22">Default: 1</text:p>
            <text:p text:style-name="P23">Added in v0.1.2</text:p>
          </table:table-cell>
        </table:table-row>
        <table:table-row table:style-name="Table1-Vars.2">
          <table:table-cell table:style-name="Table1-Vars.A2" office:value-type="string">
            <text:p text:style-name="P46"><text:span text:style-name="T13">l</text:span>tst</text:p>
          </table:table-cell>
          <table:table-cell table:style-name="Table1-Vars.A2" office:value-type="string">
            <text:p text:style-name="P18">limit_train_steps</text:p>
          </table:table-cell>
          <table:table-cell table:style-name="Table1-Vars.A2" office:value-type="string">
            <text:p text:style-name="P19">Limit the train steps number</text:p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19">Default: 1000</text:p>
            <text:p text:style-name="P23">Added in v0.1.2</text:p>
          </table:table-cell>
        </table:table-row>
        <table:table-row table:style-name="Table1-Vars.2">
          <table:table-cell table:style-name="Table1-Vars.A2" office:value-type="string">
            <text:p text:style-name="P35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35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1"/>
          </table:table-cell>
        </table:table-row>
        <text:soft-page-break/>
        <table:table-row table:style-name="Table1-Vars.2">
          <table:table-cell table:style-name="Table1-Vars.A2" office:value-type="string">
            <text:p text:style-name="P35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35"/>
          </table:table-cell>
          <table:table-cell table:style-name="Table1-Vars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3T03:57:58.335089106</dc:date>
    <meta:editing-duration>PT3H26M29S</meta:editing-duration>
    <meta:editing-cycles>42</meta:editing-cycles>
    <meta:generator>LibreOffice/6.0.1.1$Linux_X86_64 LibreOffice_project/60bfb1526849283ce2491346ed2aa51c465abfe6</meta:generator>
    <meta:document-statistic meta:table-count="1" meta:image-count="0" meta:object-count="0" meta:page-count="2" meta:paragraph-count="83" meta:word-count="261" meta:character-count="1741" meta:non-whitespace-character-count="1562"/>
  </office:meta>
</office:document-meta>
</file>